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01334" officeooo:paragraph-rsid="01701334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ff3333" fo:font-size="18pt" fo:letter-spacing="normal" fo:font-style="normal" fo:font-weight="bold" officeooo:rsid="01701334" officeooo:paragraph-rsid="01701334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ff3333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9900ff" fo:font-size="18pt" fo:letter-spacing="normal" fo:font-style="normal" fo:font-weight="bold" officeooo:rsid="01751cdf" officeooo:paragraph-rsid="01751cdf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fo:font-size="18pt" fo:font-weight="bold" officeooo:rsid="01572232" officeooo:paragraph-rsid="00f35d40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fo:font-size="18pt" fo:font-weight="bold" officeooo:rsid="01572232" officeooo:paragraph-rsid="01572232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000000" fo:font-weight="bold" officeooo:paragraph-rsid="00f35d40"/>
    </style:style>
    <style:style style:name="P12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1f037" officeooo:paragraph-rsid="0174e116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000000" fo:font-size="18pt" fo:font-weight="bold" officeooo:rsid="01572232" officeooo:paragraph-rsid="01572232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6f5b5e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1539f40" officeooo:paragraph-rsid="00c83a24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9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49eda1" style:font-weight-asian="bold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1a202" officeooo:paragraph-rsid="0149eda1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1f037" officeooo:paragraph-rsid="0171f037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346ec" officeooo:paragraph-rsid="017346ec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71a202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6f5b5e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701334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71a202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789e24" style:font-size-asian="18pt" style:font-size-complex="18pt"/>
    </style:style>
    <style:style style:name="T11" style:family="text">
      <style:text-properties fo:font-variant="normal" fo:text-transform="none" fo:letter-spacing="normal" fo:font-style="normal" officeooo:rsid="01139296"/>
    </style:style>
    <style:style style:name="T12" style:family="text">
      <style:text-properties fo:font-variant="normal" fo:text-transform="none" fo:letter-spacing="normal" fo:font-style="normal" officeooo:rsid="01701334"/>
    </style:style>
    <style:style style:name="T13" style:family="text">
      <style:text-properties officeooo:rsid="002a6821"/>
    </style:style>
    <style:style style:name="T14" style:family="text">
      <style:text-properties officeooo:rsid="00551f18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fo:font-size="18pt" officeooo:rsid="01139296" style:font-size-asian="18pt" style:font-size-complex="18pt"/>
    </style:style>
    <style:style style:name="T17" style:family="text">
      <style:text-properties fo:color="#ff0000" officeooo:rsid="00c063df"/>
    </style:style>
    <style:style style:name="T18" style:family="text">
      <style:text-properties officeooo:rsid="00d98e39"/>
    </style:style>
    <style:style style:name="T19" style:family="text">
      <style:text-properties officeooo:rsid="00f35d40"/>
    </style:style>
    <style:style style:name="T20" style:family="text">
      <style:text-properties officeooo:rsid="017346ec"/>
    </style:style>
    <style:style style:name="T21" style:family="text">
      <style:text-properties officeooo:rsid="0174e1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P</text:span>lan piosenek <text:span text:style-name="T14">2014.06.03.</text:span></text:p>
      <text:p text:style-name="P2">#<text:span text:style-name="T18">################### Lista piosenek</text:span><text:span text:style-name="T17"> </text:span>#<text:span text:style-name="T19">###################</text:span></text:p>
      <text:list xml:id="list4258006278473157777" text:style-name="L1">
        <text:list-header>
          <text:p text:style-name="P14"><text:span text:style-name="T4">1. <text:s/></text:span><text:span text:style-name="T5">Duchu Święty Boże przyjdź</text:span></text:p>
          <text:p text:style-name="P15">zx2, rx2</text:p>
        </text:list-header>
      </text:list>
      <text:p text:style-name="P4"/>
      <text:p text:style-name="P8">1.25 chyba glorii nie będzie</text:p>
      <text:p text:style-name="P4"/>
      <text:p text:style-name="P6">1.5 tu jakiś psalm</text:p>
      <text:p text:style-name="P7"/>
      <text:p text:style-name="P3"><text:span text:style-name="T11">2. </text:span><text:span text:style-name="T12">Duchu Miłości wylewaj się na nas</text:span></text:p>
      <text:p text:style-name="P5">b</text:p>
      <text:list xml:id="list92936639155449" text:continue-numbering="true" text:style-name="L1">
        <text:list-header>
          <text:p text:style-name="P16"/>
          <text:p text:style-name="P18"><text:span text:style-name="T7">3</text:span><text:span text:style-name="T6">. <text:s/></text:span><text:span text:style-name="T8">Jest </text:span><text:span text:style-name="T10">J</text:span><text:span text:style-name="T8">edno </text:span><text:span text:style-name="T10">C</text:span><text:span text:style-name="T8">iało</text:span></text:p>
        </text:list-header>
      </text:list>
      <text:p text:style-name="P5">(1,2,3,4) x ileś</text:p>
      <text:list xml:id="list92936643169217" text:continue-numbering="true" text:style-name="L1">
        <text:list-header>
          <text:p text:style-name="P17"/>
          <text:p text:style-name="P19"><text:span text:style-name="T16">4</text:span><text:span text:style-name="T15">. <text:s/></text:span><text:span text:style-name="T9">Schowaj mnie</text:span></text:p>
          <text:p text:style-name="P20">zx2, rx2</text:p>
          <text:p text:style-name="P21"/>
        </text:list-header>
      </text:list>
      <text:p text:style-name="P11"><text:span text:style-name="T2">5</text:span><text:span text:style-name="T1">. <text:s/></text:span><text:span text:style-name="T3">Zbawca</text:span></text:p>
      <text:list xml:id="list92936649172820" text:continue-numbering="true" text:style-name="L1">
        <text:list-header>
          <text:p text:style-name="P22">1, 1, 2, 3, 3, 4, 4, 5, 5 (przed ost słowem uważać i przeł. <text:span text:style-name="T20">W</text:span>cześniej ), 6, 6</text:p>
          <text:p text:style-name="P23">(jak zaczyna dziwnie grać instrumental to wejście na refren – do parzystego sl.)</text:p>
        </text:list-header>
      </text:list>
      <text:p text:style-name="P9"/>
      <text:p text:style-name="P10">6. <text:span text:style-name="T21">Rzekł Pan i stało się</text:span></text:p>
      <text:p text:style-name="P12">1, <text:span text:style-name="T21">1, 2, 2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6S</meta:editing-duration>
    <meta:editing-cycles>392</meta:editing-cycles>
    <meta:generator>LibreOffice/4.1.2.3$Windows_x86 LibreOffice_project/40b2d7fde7e8d2d7bc5a449dc65df4d08a7dd38</meta:generator>
    <dc:date>2014-06-03T09:29:36.559000000</dc:date>
    <meta:document-statistic meta:table-count="0" meta:image-count="0" meta:object-count="0" meta:page-count="1" meta:paragraph-count="17" meta:word-count="86" meta:character-count="461" meta:non-whitespace-character-count="387"/>
    <meta:user-defined meta:name="Info 1"/>
    <meta:user-defined meta:name="Info 2"/>
    <meta:user-defined meta:name="Info 3"/>
    <meta:user-defined meta:name="Info 4"/>
  </office:meta>
</office:document-meta>
</file>